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Texture List</text:p>
      <text:p text:style-name="Standard"/>
      <text:p text:style-name="Standard">Lake</text:p>
      <text:p text:style-name="Standard"><text:tab/>water</text:p>
      <text:p text:style-name="Standard"><text:tab/>white water</text:p>
      <text:p text:style-name="Standard"><text:tab/>sand</text:p>
      <text:p text:style-name="Standard"><text:tab/>rock</text:p>
      <text:p text:style-name="Standard"/>
      <text:p text:style-name="Standard">Mountain</text:p>
      <text:p text:style-name="Standard"><text:tab/>rock</text:p>
      <text:p text:style-name="Standard"><text:tab/>rock</text:p>
      <text:p text:style-name="Standard"><text:tab/>layer rock (cliff side)</text:p>
      <text:p text:style-name="Standard"/>
      <text:p text:style-name="Standard">Desert</text:p>
      <text:p text:style-name="Standard"><text:tab/>sand</text:p>
      <text:p text:style-name="Standard"><text:tab/>sand</text:p>
      <text:p text:style-name="Standard"><text:tab/>sand</text:p>
      <text:p text:style-name="Standard"><text:tab/>optional: cactus</text:p>
      <text:p text:style-name="Standard"/>
      <text:p text:style-name="Standard">Forest</text:p>
      <text:p text:style-name="Standard"><text:tab/>grass</text:p>
      <text:p text:style-name="Standard"><text:tab/>grass</text:p>
      <text:p text:style-name="Standard"><text:tab/>crops – same as in Asset List</text:p>
      <text:p text:style-name="Standard"><text:tab/>3 trees (wait to do trees)</text:p>
      <text:p text:style-name="Standard"/>
      <text:p text:style-name="Standard">Swamp</text:p>
      <text:p text:style-name="Standard"><text:tab/>1 tree (wait to do trees)</text:p>
      <text:p text:style-name="Standard"><text:tab/>grass</text:p>
      <text:p text:style-name="Standard"><text:tab/>mu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51S</meta:editing-duration>
    <meta:editing-cycles>3</meta:editing-cycles>
    <meta:generator>OpenOffice/4.0.0$Win32 OpenOffice.org_project/400m3$Build-9702</meta:generator>
    <dc:date>2013-11-24T19:05:36.26</dc:date>
    <meta:document-statistic meta:table-count="0" meta:image-count="0" meta:object-count="0" meta:page-count="1" meta:paragraph-count="24" meta:word-count="46" meta:character-count="240"/>
    <dc:creator>Nate Schultz</dc:creator>
    <meta:user-defined meta:name="Info 1"/>
    <meta:user-defined meta:name="Info 2"/>
    <meta:user-defined meta:name="Info 3"/>
    <meta:user-defined meta:name="Info 4"/>
  </office:meta>
</office:document-meta>
</file>